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2eb" officeooo:paragraph-rsid="0001b2eb"/>
    </style:style>
    <style:style style:name="P2" style:family="paragraph" style:parent-style-name="Standard">
      <style:text-properties officeooo:rsid="000304c9" officeooo:paragraph-rsid="000304c9"/>
    </style:style>
    <style:style style:name="P3" style:family="paragraph" style:parent-style-name="Standard" style:list-style-name="L1">
      <style:text-properties officeooo:paragraph-rsid="00023927"/>
    </style:style>
    <style:style style:name="P4" style:family="paragraph" style:parent-style-name="Standard" style:list-style-name="L1">
      <style:text-properties officeooo:paragraph-rsid="000304c9"/>
    </style:style>
    <style:style style:name="P5" style:family="paragraph" style:parent-style-name="Standard">
      <style:text-properties officeooo:rsid="0003208d" officeooo:paragraph-rsid="0003208d"/>
    </style:style>
    <style:style style:name="T1" style:family="text">
      <style:text-properties officeooo:rsid="00023927"/>
    </style:style>
    <style:style style:name="T2" style:family="text">
      <style:text-properties officeooo:rsid="000304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Øving 4</text:h>
      <text:p text:style-name="P1"/>
      <text:h text:style-name="Heading_20_3" text:outline-level="3">Oppgave 1</text:h>
      <text:p text:style-name="P1"/>
      <text:p text:style-name="P1">NTNU sin <text:span text:style-name="T1">hovedside og de to undersidene jeg gikk inn på</text:span> ser ut for meg som om de oppfyller de kravene som gjelder for brukervennlighet som er listet i WCAG 2.0 sine minimumskrav . Blant annet går det fint å navigere med bare tastatur, og alle bilder er også tekstet slik at synshemmede kan vite hva de er hvis man bruker et lesep<text:span text:style-name="T1">ro</text:span>gram for å navigere nettsiden.</text:p>
      <text:p text:style-name="P1"/>
      <text:h text:style-name="Heading_20_3" text:outline-level="3">Oppgave 2</text:h>
      <text:list xml:id="list4112859817" text:style-name="L1">
        <text:list-item>
          <text:p text:style-name="P3"><text:span text:style-name="T1">Ingenting på siden er dynamisk, som gjør det veldig vanskelig å navigere.</text:span></text:p>
        </text:list-item>
        <text:list-item>
          <text:p text:style-name="P3"><text:span text:style-name="T1">Ingenting er satt opp i korrekt rekkefølge som gjør det veldig vanskelig å navigere med bare tastatur.</text:span></text:p>
        </text:list-item>
        <text:list-item>
          <text:p text:style-name="P3"><text:span text:style-name="T1">Flere av bildene mangler relevant bildetekst som gjør at de ikke fungerer bra med leserprogram for blinde.</text:span></text:p>
        </text:list-item>
        <text:list-item>
          <text:p text:style-name="P3"><text:span text:style-name="T1">Veldig uryddig i forhold til fargevalg på linker og tekster.</text:span></text:p>
        </text:list-item>
        <text:list-item>
          <text:p text:style-name="P3"><text:span text:style-name="T1">For mye som blinker og beveger seg for mye.</text:span></text:p>
        </text:list-item>
        <text:list-item>
          <text:p text:style-name="P4"><text:span text:style-name="T2">Siden nettsiden ikke er dynamisk blir zooming for å øke tekststørrelse som å zoome inn på et bilde, dette gjør det vanskelig for folk som trenger større skrift å navigere.</text:span></text:p>
        </text:list-item>
      </text:list>
      <text:p text:style-name="P2"/>
      <text:p text:style-name="P2">Anbefaler at hele nettsiden forkastes og blir laget på nytt med et bedre og mer dynamisk oppsett av bilder og tekst.</text:p>
      <text:p text:style-name="P2">Sånn som den er nå er denne nettsiden et prakteksempel på alt man ikke skal gjøre når man designer en nettside.</text:p>
      <text:p text:style-name="P5">Oppleves som en veldig useriøs nettbutikk og ingenting med verken nettsiden eller kjøpsprosessen gir et intrykk av at dette er en seriøs butik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0:40:51.582481981</meta:creation-date>
    <dc:date>2019-02-21T11:17:34.735906462</dc:date>
    <meta:editing-duration>PT15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39" meta:character-count="1317" meta:non-whitespace-character-count="1097"/>
  </office:meta>
</office:document-meta>
</file>